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start" style:justify-single-word="false"/>
      <style:text-properties officeooo:rsid="001357c5" officeooo:paragraph-rsid="0043bccb"/>
    </style:style>
    <style:style style:name="P4" style:family="paragraph" style:parent-style-name="Standard">
      <style:paragraph-properties fo:text-align="start" style:justify-single-word="false"/>
      <style:text-properties officeooo:rsid="001357c5" officeooo:paragraph-rsid="00454d30"/>
    </style:style>
    <style:style style:name="P5" style:family="paragraph" style:parent-style-name="Standard">
      <style:paragraph-properties fo:text-align="start" style:justify-single-word="false"/>
      <style:text-properties officeooo:rsid="001357c5" officeooo:paragraph-rsid="00537f87"/>
    </style:style>
    <style:style style:name="P6" style:family="paragraph" style:parent-style-name="Standard">
      <style:paragraph-properties fo:text-align="start" style:justify-single-word="false"/>
      <style:text-properties officeooo:rsid="001357c5" officeooo:paragraph-rsid="005bbedc"/>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8" style:family="paragraph" style:parent-style-name="Standard">
      <style:paragraph-properties fo:text-align="start" style:justify-single-word="false"/>
      <style:text-properties officeooo:rsid="001588cd" officeooo:paragraph-rsid="001588cd"/>
    </style:style>
    <style:style style:name="P9" style:family="paragraph" style:parent-style-name="Standard">
      <style:paragraph-properties fo:text-align="start" style:justify-single-word="false"/>
      <style:text-properties officeooo:rsid="001702f3" officeooo:paragraph-rsid="001702f3"/>
    </style:style>
    <style:style style:name="P10" style:family="paragraph" style:parent-style-name="Standard">
      <style:paragraph-properties fo:text-align="start" style:justify-single-word="false"/>
      <style:text-properties officeooo:rsid="00188d65" officeooo:paragraph-rsid="00188d65"/>
    </style:style>
    <style:style style:name="P11"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12"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3" style:family="paragraph" style:parent-style-name="Standard">
      <style:paragraph-properties fo:text-align="start" style:justify-single-word="false"/>
      <style:text-properties officeooo:rsid="00239e14" officeooo:paragraph-rsid="00239e14"/>
    </style:style>
    <style:style style:name="P14" style:family="paragraph" style:parent-style-name="Standard">
      <style:paragraph-properties fo:text-align="start" style:justify-single-word="false"/>
      <style:text-properties officeooo:rsid="00239e14" officeooo:paragraph-rsid="0043bccb"/>
    </style:style>
    <style:style style:name="P15" style:family="paragraph" style:parent-style-name="Standard">
      <style:paragraph-properties fo:text-align="start" style:justify-single-word="false"/>
      <style:text-properties officeooo:rsid="00239e14" officeooo:paragraph-rsid="00537f87"/>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357c5" officeooo:paragraph-rsid="001357c5" style:font-weight-asian="bold" style:font-weight-complex="bold"/>
    </style:style>
    <style:style style:name="P17" style:family="paragraph" style:parent-style-name="Standard">
      <style:paragraph-properties fo:text-align="start" style:justify-single-word="false"/>
      <style:text-properties officeooo:paragraph-rsid="00537f87"/>
    </style:style>
    <style:style style:name="P18" style:family="paragraph" style:parent-style-name="Standard">
      <style:paragraph-properties fo:text-align="start" style:justify-single-word="false"/>
      <style:text-properties fo:font-weight="bold" officeooo:rsid="001357c5" officeooo:paragraph-rsid="001357c5" style:font-weight-asian="bold" style:font-weight-complex="bold"/>
    </style:style>
    <style:style style:name="P19" style:family="paragraph" style:parent-style-name="Standard">
      <style:paragraph-properties fo:text-align="start" style:justify-single-word="false"/>
      <style:text-properties fo:font-weight="bold" officeooo:rsid="001357c5" officeooo:paragraph-rsid="0043bccb" style:font-weight-asian="bold" style:font-weight-complex="bold"/>
    </style:style>
    <style:style style:name="P20" style:family="paragraph" style:parent-style-name="Preformatted_20_Text">
      <style:text-properties fo:color="#a9b7c6" style:font-name="Source Code Pro" fo:font-size="11.3000001907349pt"/>
    </style:style>
    <style:style style:name="P21" style:family="paragraph" style:parent-style-name="Preformatted_20_Text">
      <style:text-properties fo:color="#a9b7c6" style:font-name="Source Code Pro" fo:font-size="11.3000001907349pt" officeooo:paragraph-rsid="003e90e8"/>
    </style:style>
    <style:style style:name="P22" style:family="paragraph" style:parent-style-name="Preformatted_20_Text">
      <style:text-properties fo:color="#a9b7c6" style:font-name="DejaVu Sans Mono" fo:font-size="11.3000001907349pt"/>
    </style:style>
    <style:style style:name="P23" style:family="paragraph" style:parent-style-name="Preformatted_20_Text">
      <style:paragraph-properties fo:text-align="start" style:justify-single-word="false"/>
      <style:text-properties fo:color="#a9b7c6" style:font-name="DejaVu Sans Mono" fo:font-size="11.3000001907349pt" officeooo:rsid="00239e14" officeooo:paragraph-rsid="00239e14"/>
    </style:style>
    <style:style style:name="P24"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25" style:family="paragraph" style:parent-style-name="Preformatted_20_Text">
      <style:paragraph-properties fo:text-align="start" style:justify-single-word="false"/>
      <style:text-properties fo:color="#a5c261" style:font-name="Source Code Pro" fo:font-size="11.3000001907349pt" officeooo:paragraph-rsid="0043bccb"/>
    </style:style>
    <style:style style:name="P26" style:family="paragraph" style:parent-style-name="Preformatted_20_Text">
      <style:text-properties fo:color="#cc7832" style:font-name="Source Code Pro" fo:font-size="11.3000001907349pt" fo:font-weight="bold"/>
    </style:style>
    <style:style style:name="P27" style:family="paragraph" style:parent-style-name="Preformatted_20_Text">
      <style:paragraph-properties fo:margin-top="0cm" fo:margin-bottom="0.499cm" loext:contextual-spacing="false"/>
      <style:text-properties fo:color="#a9b7c6" style:font-name="Source Code Pro" fo:font-size="11.3000001907349pt"/>
    </style:style>
    <style:style style:name="P28" style:family="paragraph" style:parent-style-name="Preformatted_20_Text">
      <style:paragraph-properties fo:margin-top="0cm" fo:margin-bottom="0.499cm" loext:contextual-spacing="false"/>
      <style:text-properties fo:color="#a9b7c6" style:font-name="DejaVu Sans Mono" fo:font-size="11.3000001907349pt"/>
    </style:style>
    <style:style style:name="P29"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357c5" officeooo:paragraph-rsid="001357c5" style:font-weight-asian="bold" style:font-weight-complex="bold"/>
    </style:style>
    <style:style style:name="P30" style:family="paragraph" style:parent-style-name="Standard">
      <style:paragraph-properties fo:text-align="start" style:justify-single-word="false" fo:break-before="page"/>
      <style:text-properties fo:font-weight="bold" officeooo:paragraph-rsid="00537f87" style:font-weight-asian="bold" style:font-weight-complex="bold"/>
    </style:style>
    <style:style style:name="P31" style:family="paragraph" style:parent-style-name="Standard" style:list-style-name="L1">
      <style:paragraph-properties fo:text-align="start" style:justify-single-word="false"/>
      <style:text-properties officeooo:rsid="001702f3" officeooo:paragraph-rsid="001702f3"/>
    </style:style>
    <style:style style:name="P32" style:family="paragraph" style:parent-style-name="Standard" style:list-style-name="L1">
      <style:paragraph-properties fo:text-align="start" style:justify-single-word="false"/>
      <style:text-properties officeooo:rsid="003145fd" officeooo:paragraph-rsid="003145fd"/>
    </style:style>
    <style:style style:name="P33" style:family="paragraph" style:parent-style-name="Standard" style:list-style-name="L2">
      <style:paragraph-properties fo:text-align="start" style:justify-single-word="false"/>
      <style:text-properties officeooo:rsid="004bf22b" officeooo:paragraph-rsid="004bf22b"/>
    </style:style>
    <style:style style:name="P34" style:family="paragraph" style:parent-style-name="Standard" style:list-style-name="L2">
      <style:paragraph-properties fo:text-align="start" style:justify-single-word="false"/>
      <style:text-properties officeooo:rsid="00239e14" officeooo:paragraph-rsid="00239e14"/>
    </style:style>
    <style:style style:name="P35" style:family="paragraph" style:parent-style-name="Standard" style:list-style-name="L2">
      <style:paragraph-properties fo:text-align="start" style:justify-single-word="false"/>
      <style:text-properties officeooo:rsid="00239e14" officeooo:paragraph-rsid="0043bccb"/>
    </style:style>
    <style:style style:name="P36" style:family="paragraph" style:parent-style-name="Standard" style:list-style-name="L2">
      <style:paragraph-properties fo:text-align="start" style:justify-single-word="false"/>
      <style:text-properties officeooo:rsid="0029062d" officeooo:paragraph-rsid="0029062d"/>
    </style:style>
    <style:style style:name="P37" style:family="paragraph" style:parent-style-name="Standard" style:list-style-name="L2">
      <style:paragraph-properties fo:text-align="start" style:justify-single-word="false"/>
      <style:text-properties officeooo:rsid="0029062d" officeooo:paragraph-rsid="0043bccb"/>
    </style:style>
    <style:style style:name="P38" style:family="paragraph" style:parent-style-name="Standard" style:list-style-name="L3">
      <style:paragraph-properties fo:text-align="start" style:justify-single-word="false"/>
      <style:text-properties officeooo:rsid="002718e8" officeooo:paragraph-rsid="002718e8"/>
    </style:style>
    <style:style style:name="P39" style:family="paragraph" style:parent-style-name="Standard" style:list-style-name="L3">
      <style:paragraph-properties fo:text-align="start" style:justify-single-word="false"/>
      <style:text-properties officeooo:rsid="002718e8" officeooo:paragraph-rsid="004e4e34"/>
    </style:style>
    <style:style style:name="P40" style:family="paragraph" style:parent-style-name="Standard" style:list-style-name="L4">
      <style:paragraph-properties fo:text-align="start" style:justify-single-word="false"/>
      <style:text-properties officeooo:rsid="002718e8" officeooo:paragraph-rsid="0043bccb"/>
    </style:style>
    <style:style style:name="P41" style:family="paragraph" style:parent-style-name="Standard" style:list-style-name="L5">
      <style:paragraph-properties fo:text-align="start" style:justify-single-word="false"/>
      <style:text-properties officeooo:rsid="002718e8" officeooo:paragraph-rsid="00537f87"/>
    </style:style>
    <style:style style:name="P42" style:family="paragraph" style:parent-style-name="Standard" style:list-style-name="L3">
      <style:paragraph-properties fo:text-align="start" style:justify-single-word="false"/>
      <style:text-properties officeooo:rsid="002d5b84" officeooo:paragraph-rsid="002d5b84"/>
    </style:style>
    <style:style style:name="P43" style:family="paragraph" style:parent-style-name="Standard" style:list-style-name="L4">
      <style:paragraph-properties fo:text-align="start" style:justify-single-word="false"/>
      <style:text-properties officeooo:rsid="002d5b84" officeooo:paragraph-rsid="004f98bd"/>
    </style:style>
    <style:style style:name="P44" style:family="paragraph" style:parent-style-name="Standard" style:list-style-name="L5">
      <style:paragraph-properties fo:text-align="start" style:justify-single-word="false"/>
      <style:text-properties officeooo:rsid="002d5b84" officeooo:paragraph-rsid="00537f87"/>
    </style:style>
    <style:style style:name="P45" style:family="paragraph" style:parent-style-name="Standard" style:list-style-name="L2">
      <style:paragraph-properties fo:text-align="start" style:justify-single-word="false"/>
      <style:text-properties officeooo:rsid="00454d30" officeooo:paragraph-rsid="00454d30"/>
    </style:style>
    <style:style style:name="P46" style:family="paragraph" style:parent-style-name="Standard" style:list-style-name="L2">
      <style:paragraph-properties fo:text-align="start" style:justify-single-word="false"/>
      <style:text-properties officeooo:rsid="00460a82" officeooo:paragraph-rsid="00460a82"/>
    </style:style>
    <style:style style:name="P47" style:family="paragraph" style:parent-style-name="Standard">
      <style:paragraph-properties fo:text-align="start" style:justify-single-word="false"/>
      <style:text-properties officeooo:rsid="001af889" officeooo:paragraph-rsid="005bbedc"/>
    </style:style>
    <style:style style:name="P48" style:family="paragraph" style:parent-style-name="Standard" style:list-style-name="L2">
      <style:paragraph-properties fo:text-align="start" style:justify-single-word="false"/>
      <style:text-properties officeooo:rsid="005bbedc" officeooo:paragraph-rsid="005bbedc"/>
    </style:style>
    <style:style style:name="P49" style:family="paragraph" style:parent-style-name="Standard" style:list-style-name="L2">
      <style:paragraph-properties fo:text-align="start" style:justify-single-word="false"/>
      <style:text-properties officeooo:rsid="005bbedc" officeooo:paragraph-rsid="005f8661"/>
    </style:style>
    <style:style style:name="P50" style:family="paragraph" style:parent-style-name="Standard" style:list-style-name="L5">
      <style:paragraph-properties fo:text-align="start" style:justify-single-word="false"/>
      <style:text-properties officeooo:rsid="005bbedc" officeooo:paragraph-rsid="005bbedc"/>
    </style:style>
    <style:style style:name="P51" style:family="paragraph" style:parent-style-name="Preformatted_20_Text">
      <style:text-properties fo:color="#cc7832" style:font-name="DejaVu Sans Mono" fo:font-size="11.3000001907349pt"/>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43bccb" style:font-style-asian="italic" style:font-style-complex="italic"/>
    </style:style>
    <style:style style:name="T10" style:family="text">
      <style:text-properties fo:font-style="italic" officeooo:rsid="00460a82" style:font-style-asian="italic" style:font-style-complex="italic"/>
    </style:style>
    <style:style style:name="T11" style:family="text">
      <style:text-properties fo:font-style="italic" officeooo:rsid="0030c5fb" style:font-style-asian="italic" style:font-style-complex="italic"/>
    </style:style>
    <style:style style:name="T12" style:family="text">
      <style:text-properties fo:font-style="italic" officeooo:rsid="00409e08" style:font-style-asian="italic" style:font-style-complex="italic"/>
    </style:style>
    <style:style style:name="T13" style:family="text">
      <style:text-properties fo:font-style="italic" officeooo:rsid="00537f87" style:font-style-asian="italic" style:font-style-complex="italic"/>
    </style:style>
    <style:style style:name="T14" style:family="text">
      <style:text-properties fo:font-style="italic" officeooo:rsid="005f619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4f98bd" style:font-style-asian="italic" style:font-weight-asian="bold" style:font-style-complex="italic" style:font-weight-complex="bold"/>
    </style:style>
    <style:style style:name="T17" style:family="text">
      <style:text-properties officeooo:rsid="0025c7c4"/>
    </style:style>
    <style:style style:name="T18" style:family="text">
      <style:text-properties officeooo:rsid="002875d7"/>
    </style:style>
    <style:style style:name="T19" style:family="text">
      <style:text-properties officeooo:rsid="0029bd4d"/>
    </style:style>
    <style:style style:name="T20" style:family="text">
      <style:text-properties fo:color="#6897bb"/>
    </style:style>
    <style:style style:name="T21" style:family="text">
      <style:text-properties fo:color="#cc7832"/>
    </style:style>
    <style:style style:name="T22" style:family="text">
      <style:text-properties fo:color="#cc7832" fo:font-weight="bold"/>
    </style:style>
    <style:style style:name="T23" style:family="text">
      <style:text-properties fo:color="#aa4926"/>
    </style:style>
    <style:style style:name="T24" style:family="text">
      <style:text-properties fo:color="#a5c261"/>
    </style:style>
    <style:style style:name="T25" style:family="text">
      <style:text-properties fo:color="#a5c261" officeooo:rsid="003ce905"/>
    </style:style>
    <style:style style:name="T26" style:family="text">
      <style:text-properties officeooo:rsid="0030c5fb"/>
    </style:style>
    <style:style style:name="T27" style:family="text">
      <style:text-properties officeooo:rsid="0038325e"/>
    </style:style>
    <style:style style:name="T28" style:family="text">
      <style:text-properties officeooo:rsid="00397825"/>
    </style:style>
    <style:style style:name="T29" style:family="text">
      <style:text-properties officeooo:rsid="003ac861"/>
    </style:style>
    <style:style style:name="T30" style:family="text">
      <style:text-properties officeooo:rsid="003e90e8"/>
    </style:style>
    <style:style style:name="T31" style:family="text">
      <style:text-properties fo:font-style="normal" officeooo:rsid="003f680c" style:font-style-asian="normal" style:font-style-complex="normal"/>
    </style:style>
    <style:style style:name="T32" style:family="text">
      <style:text-properties officeooo:rsid="00409e08"/>
    </style:style>
    <style:style style:name="T33" style:family="text">
      <style:text-properties officeooo:rsid="0043bccb"/>
    </style:style>
    <style:style style:name="T34" style:family="text">
      <style:text-properties officeooo:rsid="00454d30"/>
    </style:style>
    <style:style style:name="T35" style:family="text">
      <style:text-properties officeooo:rsid="00460a82"/>
    </style:style>
    <style:style style:name="T36" style:family="text">
      <style:text-properties officeooo:rsid="00473cff"/>
    </style:style>
    <style:style style:name="T37" style:family="text">
      <style:text-properties officeooo:rsid="004d1478"/>
    </style:style>
    <style:style style:name="T38" style:family="text">
      <style:text-properties officeooo:rsid="004e7716"/>
    </style:style>
    <style:style style:name="T39" style:family="text">
      <style:text-properties officeooo:rsid="00537f87"/>
    </style:style>
    <style:style style:name="T40" style:family="text">
      <style:text-properties officeooo:rsid="005bbedc"/>
    </style:style>
    <style:style style:name="T41" style:family="text">
      <style:text-properties fo:color="#8888c6"/>
    </style:style>
    <style:style style:name="T42" style:family="text">
      <style:text-properties officeooo:rsid="005f86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ychastic 0.<text:span text:style-name="T39">2</text:span> documentation</text:p>
      <text:p text:style-name="P1"/>
      <text:p text:style-name="P11">Disclaimer: <text:span text:style-name="T3">in the current version,</text:span> the API <text:span text:style-name="T4">is</text:span> definitely <text:span text:style-name="T4">going to </text:span>change in the future. Do not expect anything documented here to be set in stone.</text:p>
      <text:p text:style-name="P12"/>
      <text:p text:style-name="P16">1. Introduction and motivation</text:p>
      <text:p text:style-name="P2"/>
      <text:p text:style-name="P8">Pychastic is an open source Python library sitting on top of PyMC<text:span text:style-name="T1">3</text:span> (which, in turn, sits on top of Theano). It’s main objective is to simplify some aspects of stochastic and financial modelling, in a Bayesian perspective.</text:p>
      <text:p text:style-name="P8"/>
      <text:p text:style-name="P8">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9">To be more specific, here are some intricacies of working with PyMC3 that Pychastic aims to improve upon:</text:p>
      <text:p text:style-name="P9"/>
      <text:list xml:id="list5762534437294989881" text:style-name="L1">
        <text:list-item>
          <text:p text:style-name="P31">Designing Bayesian neural networks (whether the weights be stationary or nonstationary variables) can be relatively complex. Furthermore, switching out the training data with testing or validation data is not intuitively or immediately obvious.</text:p>
          <text:p text:style-name="P31"/>
        </text:list-item>
        <text:list-item>
          <text:p text:style-name="P31">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31"/>
        </text:list-item>
        <text:list-item>
          <text:p text:style-name="P32">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31"/>
        </text:list-item>
      </text:list>
      <text:p text:style-name="P10">In addition to that, there are many commonly used models and patterns that will be implemented to easy re-use. Some examples are the Ornstein-Uhlenbeck process, and the stochastic volatility model in finance.</text:p>
      <text:p text:style-name="P29">2. API Reference</text:p>
      <text:p text:style-name="P2"/>
      <text:p text:style-name="P18"><text:bookmark-start text:name="__DdeLink__218_1694038957"/><text:span text:style-name="T26">BayesianNeuralNetwork(</text:span><text:span text:style-name="T11">nodes_per_layer</text:span><text:span text:style-name="T7">,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6284686636914597963" text:style-name="L2">
        <text:list-item>
          <text:p text:style-name="P33"><text:span text:style-name="T6">nodes_per_layer</text:span>: a list of integers, representing the number of nodes to be placed in each hidden layer (each element of the list representing such a hidden layer).</text:p>
        </text:list-item>
        <text:list-item>
          <text:p text:style-name="P34"><text:span text:style-name="T6">output</text:span>: <text:span text:style-name="T18">the type of output. Can be ‘normal’ for a regression, or ‘bernoulli’ for a binomial classification problem. Default is ‘normal’.</text:span></text:p>
        </text:list-item>
        <text:list-item>
          <text:p text:style-name="P36"><text:span text:style-name="T6">inference_method</text:span>: <text:span text:style-name="T19">the inference algorithm. Can be ‘advi’ or ‘mcmc’. Default: ‘advi’.</text:span></text:p>
        </text:list-item>
      </text:list>
      <text:p text:style-name="P13"/>
      <text:p text:style-name="P13"><text:tab/><text:span text:style-name="T5">Methods:</text:span></text:p>
      <text:p text:style-name="P13"/>
      <text:list xml:id="list657607724616874500" text:style-name="L3">
        <text:list-item>
          <text:p text:style-name="P38">fit(X, Y, <text:span text:style-name="T27">samples=500</text:span>): <text:span text:style-name="T29">fit the neural network to the training set represented by X and Y. The shape of X must be [N, F] where N is the number of examples, and F is the number of features (</text:span><text:span text:style-name="T31">or independent variables</text:span><text:span text:style-name="T29">).</text:span></text:p>
          <text:p text:style-name="P38"/>
        </text:list-item>
        <text:list-item>
          <text:p text:style-name="P38">predict(X): <text:span text:style-name="T32">use the provided X dataset to return the expected value of Y for each corresponding X.</text:span></text:p>
          <text:p text:style-name="P38"/>
        </text:list-item>
        <text:list-item>
          <text:p text:style-name="P39">generate(<text:span text:style-name="T37">X, samples=500</text:span>): <text:span text:style-name="T32">use the provided X dataset to return samples from the probability distribution of Y for each corresponding X. The parameter </text:span><text:span text:style-name="T12">samples</text:span><text:span text:style-name="T32"> specifies how many samples to draw per value of X, with a default number of 500.</text:span></text:p>
          <text:p text:style-name="P38"/>
        </text:list-item>
        <text:list-item>
          <text:p text:style-name="P42"><text:span text:style-name="T28">RMSD</text:span>(X, Y): <text:span text:style-name="T38">this takes the values of X, makes predictions (via the predict function) for each, and then calculates the root mean squared deviation using Y as the ground truth.</text:span></text:p>
        </text:list-item>
      </text:list>
      <text:p text:style-name="P13"/>
      <text:p text:style-name="P13"><text:tab/><text:span text:style-name="T17">Example:</text:span></text:p>
      <text:p text:style-name="P24"/>
      <text:p text:style-name="P20"><text:bookmark-start text:name="__DdeLink__210_1042507667"/>nn = BayesianNeuralNetwork(<text:span text:style-name="T20">2</text:span><text:span text:style-name="T21">, </text:span><text:span text:style-name="T20">5</text:span><text:span text:style-name="T21">, </text:span><text:span text:style-name="T23">output</text:span>=<text:span text:style-name="T24">'normal'</text:span>)</text:p>
      <text:p text:style-name="P20">nn.fit(X<text:span text:style-name="T21">, </text:span>Y<text:span text:style-name="T21">, </text:span><text:span text:style-name="T23">samples</text:span>=<text:span text:style-name="T20">200</text:span>)</text:p>
      <text:p text:style-name="P20">y_preds = nn.predict(X)</text:p>
      <text:p text:style-name="P20"><text:span text:style-name="T30">rmsd</text:span> = nn.<text:span text:style-name="T28">RMSD</text:span>(X<text:span text:style-name="T21">, </text:span>Y)</text:p>
      <text:p text:style-name="P26"/>
      <text:p text:style-name="P21"><text:span text:style-name="T22">print </text:span><text:span text:style-name="T24">"Root Mean Square deviation: %</text:span><text:span text:style-name="T25">s</text:span><text:span text:style-name="T24">" </text:span>% <text:span text:style-name="T30">rmsd</text:span></text:p>
      <text:p text:style-name="P20"/>
      <text:p text:style-name="P20">plt.scatter(X<text:span text:style-name="T21">, </text:span>Y)</text:p>
      <text:p text:style-name="P20">plt.scatter(X<text:span text:style-name="T21">, </text:span>y_preds<text:span text:style-name="T21">, </text:span><text:span text:style-name="T23">alpha</text:span>=<text:span text:style-name="T20">0.1</text:span>)</text:p>
      <text:p text:style-name="P27"/>
      <text:p text:style-name="P27">plt.show()<text:bookmark-end text:name="__DdeLink__210_1042507667"/></text:p>
      <text:p text:style-name="P13"><text:bookmark-end text:name="__DdeLink__218_1694038957"/></text:p>
      <text:p text:style-name="P13"/>
      <text:p text:style-name="P13"/>
      <text:p text:style-name="P13"/>
      <text:p text:style-name="P13"><text:soft-page-break/></text:p>
      <text:p text:style-name="P13"/>
      <text:p text:style-name="P13"/>
      <text:p text:style-name="P19"><text:span text:style-name="T33">StochasticNeuralNetwork(</text:span><text:span text:style-name="T9">nodes_per_layer</text:span><text:span text:style-name="T7">, </text:span><text:span text:style-name="T9">interval, </text:span><text:span text:style-name="T7">output</text:span><text:span text:style-name="T8">=’normal’</text:span><text:span text:style-name="T7">, inference_method=’advi’, </text:span><text:span text:style-name="T9">learn_trends=</text:span><text:span text:style-name="T10">False</text:span><text:span text:style-name="T2">)</text:span></text:p>
      <text:p text:style-name="P19"/>
      <text:p text:style-name="P3"><text:tab/><text:span text:style-name="T2">A Bayesian neural network with a GaussianRandomWalk prior on the first layer’s nodes, allowing to capture non-stationary variables’ drift over time.</text:span></text:p>
      <text:p text:style-name="P3"/>
      <text:p text:style-name="P3"><text:tab/><text:span text:style-name="T34">See Thomas Wiecki’s blog for a good explanation of the underlying motivation and code:</text:span></text:p>
      <text:p text:style-name="P3"/>
      <text:p text:style-name="P4"><text:tab/><text:a xlink:type="simple" xlink:href="https://twiecki.github.io/blog/2017/03/14/random-walk-deep-net/" text:style-name="Internet_20_link" text:visited-style-name="Visited_20_Internet_20_Link"><text:span text:style-name="T34">https://twiecki.github.io/blog/2017/03/14/random-walk-deep-net/</text:span></text:a></text:p>
      <text:p text:style-name="P4"/>
      <text:p text:style-name="P3"><text:tab/><text:span text:style-name="T2">Parameters:</text:span></text:p>
      <text:p text:style-name="P3"/>
      <text:list xml:id="list153828843411229" text:continue-list="list6284686636914597963" text:style-name="L2">
        <text:list-item>
          <text:p text:style-name="P33"><text:span text:style-name="T6">nodes_per_layer</text:span>: a list of integers, representing the number of nodes to be placed in each hidden layer (each element of the list representing such a hidden layer).</text:p>
        </text:list-item>
        <text:list-item>
          <text:p text:style-name="P35"><text:span text:style-name="T6">num_nodes</text:span>: an integer indicating how many nodes per hidden layer.</text:p>
        </text:list-item>
        <text:list-item>
          <text:p text:style-name="P45"><text:span text:style-name="T10">i</text:span><text:span text:style-name="T6">nterval</text:span>: <text:span text:style-name="T35">represents the number of times on the training time series that the non-stationary weights will be allowed to shift. The higher the value, the more “granular” is the time-domain stochastic fit.</text:span></text:p>
        </text:list-item>
        <text:list-item>
          <text:p text:style-name="P35"><text:span text:style-name="T6">output</text:span>: <text:span text:style-name="T18">the type of output. Can be ‘normal’ for a regression, or ‘bernoulli’ for a binomial classification problem. Default is ‘normal’.</text:span></text:p>
        </text:list-item>
        <text:list-item>
          <text:p text:style-name="P37"><text:span text:style-name="T6">inference_method</text:span>: <text:span text:style-name="T19">the inference algorithm. Can be ‘advi’ or ‘mcmc’. Default: ‘advi’.</text:span></text:p>
        </text:list-item>
        <text:list-item>
          <text:p text:style-name="P46"><text:span text:style-name="T6">learn_trends</text:span>: [<text:span text:style-name="T15">Not yet implemented</text:span>] <text:span text:style-name="T36">refers to the behaviour to choose when generating new data with the generate() function. When set to True, the generated data will replicate the local non-stationary trends that were identified during training. When set to False, the default, it will omit those non-stationary trends and assume a “martingale” behaviour.</text:span></text:p>
        </text:list-item>
      </text:list>
      <text:p text:style-name="P14"/>
      <text:p text:style-name="P14"><text:tab/><text:span text:style-name="T5">Methods:</text:span></text:p>
      <text:p text:style-name="P14"/>
      <text:list xml:id="list3412713535851451444" text:style-name="L4">
        <text:list-item>
          <text:p text:style-name="P40">fit(X, Y, <text:span text:style-name="T27">samples=500</text:span>): <text:span text:style-name="T29">fit the neural network to the training set represented by X and Y. The shape of X must be [N, F] where N is the number of time steps, and F is the number of features (</text:span><text:span text:style-name="T31">or independent variables</text:span><text:span text:style-name="T29">).</text:span></text:p>
          <text:p text:style-name="P40"/>
        </text:list-item>
        <text:list-item>
          <text:p text:style-name="P40">predict(X): <text:span text:style-name="T32">use the provided X dataset to return the expected value of Y for each corresponding X.</text:span></text:p>
          <text:p text:style-name="P40"/>
        </text:list-item>
        <text:list-item>
          <text:p text:style-name="P40">generate(<text:span text:style-name="T27">samples=500</text:span>): <text:span text:style-name="T16">not yet implemented</text:span></text:p>
          <text:p text:style-name="P40"/>
        </text:list-item>
        <text:list-item>
          <text:p text:style-name="P43"><text:span text:style-name="T28">RMSD</text:span>(X, Y): <text:span text:style-name="T38">this takes the values of X, makes predictions (via the predict function) for each, and then calculates the root mean squared deviation using Y as the ground truth.</text:span></text:p>
        </text:list-item>
      </text:list>
      <text:p text:style-name="P14"/>
      <text:p text:style-name="P14"><text:tab/><text:span text:style-name="T17">Example:</text:span></text:p>
      <text:p text:style-name="P25"/>
      <text:p text:style-name="P20">nn = SNN.StochasticNeuralNetwork(<text:span text:style-name="T20">2</text:span><text:span text:style-name="T21">, </text:span><text:span text:style-name="T20">3</text:span><text:span text:style-name="T21">, </text:span><text:span text:style-name="T20">20</text:span>)</text:p>
      <text:p text:style-name="P20">nn.fit(X<text:span text:style-name="T21">, </text:span>Y<text:span text:style-name="T21">, </text:span><text:span text:style-name="T23">samples</text:span>=<text:span text:style-name="T20">1000</text:span><text:span text:style-name="T21">, </text:span><text:span text:style-name="T23">advi_n</text:span>=<text:span text:style-name="T20">20000</text:span>)</text:p>
      <text:p text:style-name="P20"><text:soft-page-break/>y_preds = nn.predict(X)</text:p>
      <text:p text:style-name="P20">RMSD = nn.RMSD(X<text:span text:style-name="T21">, </text:span>Y)</text:p>
      <text:p text:style-name="P20"/>
      <text:p text:style-name="P20"><text:span text:style-name="T22">print </text:span><text:span text:style-name="T24">"Root Mean Square deviation:"</text:span><text:span text:style-name="T21">, </text:span>RMSD</text:p>
      <text:p text:style-name="P20"/>
      <text:p text:style-name="P20">plt.scatter(X<text:span text:style-name="T21">, </text:span>Y)</text:p>
      <text:p text:style-name="P20">plt.scatter(X<text:span text:style-name="T21">, </text:span>y_preds<text:span text:style-name="T21">, </text:span><text:span text:style-name="T23">alpha</text:span>=<text:span text:style-name="T20">0.1</text:span>)</text:p>
      <text:p text:style-name="P27">plt.show()</text:p>
      <text:p text:style-name="P17"/>
      <text:p text:style-name="P30"><text:span text:style-name="T26">MDHAssetModel(</text:span><text:span text:style-name="T13">num_lags=0, w=[0.</text:span><text:span text:style-name="T14">7</text:span><text:span text:style-name="T13">, 0.3], intercept=-5.</text:span><text:span text:style-name="T14">35</text:span><text:span text:style-name="T13">, theta=0.</text:span><text:span text:style-name="T14">8</text:span><text:span text:style-name="T13">, </text:span><text:span text:style-name="T14">sigma=0.01, </text:span><text:span text:style-name="T13">rhos=[]</text:span><text:span text:style-name="T26">)</text:span></text:p>
      <text:p text:style-name="P5"/>
      <text:p text:style-name="P5"><text:tab/><text:span text:style-name="T39">A Mixture of Distributions Hypothesis-based model of asset returns and prices. The returns distribution is a mixture of an extremely narrow normal distribution (representing periods of inactivity) and another Gaussian distribution (representing trading events). The stochastic volatility is modelled as an Ornstein-Uhlenbeck process. There is the possibility of adding auto-correlation effects to the returns, as well. </text:span></text:p>
      <text:p text:style-name="P6"/>
      <text:p text:style-name="P47">Parameters:</text:p>
      <text:p text:style-name="P5"/>
      <text:list xml:id="list153830276806624" text:continue-list="list153828843411229" text:style-name="L2">
        <text:list-item>
          <text:p text:style-name="P48"><text:span text:style-name="T6">num_lags</text:span>: the number of auto-correlated lags to estimate in the asset returns. Default is 0.</text:p>
        </text:list-item>
        <text:list-item>
          <text:p text:style-name="P48"><text:span text:style-name="T6">w</text:span>: the probability assigned to drawing from either of the two distributions in the mixture. The first element is the probability to use the <text:span text:style-name="T42">Gaussian </text:span>distribution <text:span text:style-name="T42">that represents trading events</text:span>, while the second element is the probability to use the “non-event” Gaussian-based distribution. Must add up to 1. Will be overridden if fit() is called.</text:p>
        </text:list-item>
        <text:list-item>
          <text:p text:style-name="P49">intercept: the long-term mean of the stochastic volatility process. Will be overridden if fit() is called.</text:p>
        </text:list-item>
        <text:list-item>
          <text:p text:style-name="P49">theta: the speed of mean reversion parameter of the stochastic volatility process. Will be overridden if fit() is called.</text:p>
        </text:list-item>
        <text:list-item>
          <text:p text:style-name="P48">sigma: the standard deviation of innovations of the stochastic volatility process. Will be overridden if fit() is called.</text:p>
        </text:list-item>
        <text:list-item>
          <text:p text:style-name="P48">rhos: the auto-correlation coefficient of each of the lags. Will be overridden if fit() is called.</text:p>
        </text:list-item>
      </text:list>
      <text:p text:style-name="P15"/>
      <text:p text:style-name="P15"><text:tab/><text:span text:style-name="T5">Methods:</text:span></text:p>
      <text:p text:style-name="P15"/>
      <text:list xml:id="list4387390262769943420" text:style-name="L5">
        <text:list-item>
          <text:p text:style-name="P41">fit(<text:span text:style-name="T40">prices</text:span>): <text:span text:style-name="T29">fits the model to price data. This will automatically take the log-returns and use fit_logreturns.</text:span></text:p>
          <text:p text:style-name="P41"/>
        </text:list-item>
        <text:list-item>
          <text:p text:style-name="P50">fit_logreturns(data): fits the model to log-returns.</text:p>
          <text:p text:style-name="P41"/>
        </text:list-item>
        <text:list-item>
          <text:p text:style-name="P41"><text:span text:style-name="T40">loo</text:span>(): <text:span text:style-name="T40">returns the goodness of fit metric known as LOO (Leave-one-out cross-validation) in PyMC3.</text:span></text:p>
          <text:p text:style-name="P41"/>
        </text:list-item>
        <text:list-item>
          <text:p text:style-name="P50">display_params(): prints to console the estimated parameter values.</text:p>
          <text:p text:style-name="P50"/>
        </text:list-item>
        <text:list-item>
          <text:p text:style-name="P50">plot_comparisons(): plots 2 histograms and 2 time series plots of the returns. One of the generated, modelled returns, and the other to compare against the real returns passed to the fit() function.</text:p>
          <text:p text:style-name="P50"/>
        </text:list-item>
        <text:list-item>
          <text:p text:style-name="P50">plot_price_monte_carlos(prices, compare_with_actual, N, M): generates simulated prices and plots them. If prices is passed an actual price series from the data, and compare_with_actual is set to True (default is False), it will also plot the real prices for the purpose of comparison. N is the number of elements in each generated simulation, and M is the number of entire simulations (or trajectories) to plot.</text:p>
          <text:p text:style-name="P41"/>
        </text:list-item>
        <text:list-item>
          <text:p text:style-name="P41"><text:soft-page-break/>generate_<text:span text:style-name="T40">returns</text:span>(<text:span text:style-name="T40">N</text:span>): <text:span text:style-name="T40">generates N simulated log-returns based on the fitted model.</text:span></text:p>
          <text:p text:style-name="P41"/>
        </text:list-item>
        <text:list-item>
          <text:p text:style-name="P50">generate(N, initial_price): generates N simulated prices based on the fitted model. initial_price determines at which price the simulation should start.</text:p>
          <text:p text:style-name="P44"/>
        </text:list-item>
      </text:list>
      <text:p text:style-name="P15"/>
      <text:p text:style-name="P15"><text:tab/><text:span text:style-name="T17">Example:</text:span></text:p>
      <text:p text:style-name="P23"/>
      <text:p text:style-name="P22"><text:span text:style-name="T21">import </text:span>Pychastic.MDHAssetModel <text:span text:style-name="T21">as </text:span>MDH</text:p>
      <text:p text:style-name="P22"/>
      <text:p text:style-name="P22">NUM_LAGS = <text:span text:style-name="T20">5</text:span></text:p>
      <text:p text:style-name="P22">N = <text:span text:style-name="T41">len</text:span>(logreturns)</text:p>
      <text:p text:style-name="P51"/>
      <text:p text:style-name="P22">model = MDH.MDHAssetModel(<text:span text:style-name="T23">num_lags</text:span>=<text:span text:style-name="T20">5</text:span>)</text:p>
      <text:p text:style-name="P22">model.fit_logreturns(logreturns)</text:p>
      <text:p text:style-name="P22">model.display_params()</text:p>
      <text:p text:style-name="P22">gen_prices<text:span text:style-name="T21">, </text:span>gen_returns = model.generate(N<text:span text:style-name="T21">, </text:span>prices[<text:span text:style-name="T20">0</text:span>])</text:p>
      <text:p text:style-name="P22">model.plot_comparisons()</text:p>
      <text:p text:style-name="P28">model.plot_price_monte_carlos(prices<text:span text:style-name="T21">, </text:span><text:span text:style-name="T41">True</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11-07T15:38:21.358730169</dc:date>
    <meta:editing-duration>PT2H23M39S</meta:editing-duration>
    <meta:editing-cycles>63</meta:editing-cycles>
    <meta:generator>LibreOffice/5.1.6.2$Linux_X86_64 LibreOffice_project/10m0$Build-2</meta:generator>
    <meta:document-statistic meta:table-count="0" meta:image-count="0" meta:object-count="0" meta:page-count="6" meta:paragraph-count="101" meta:word-count="1332" meta:character-count="8655" meta:non-whitespace-character-count="7443"/>
  </office:meta>
</office:document-meta>
</file>